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b3593" officeooo:paragraph-rsid="002b3593" style:font-size-asian="10.5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9bb6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b081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3289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ebf9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7f1d5" officeooo:paragraph-rsid="0028a0a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d1b78" officeooo:paragraph-rsid="002d1b7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2b3593" style:font-size-asian="10pt" style:font-style-asian="normal" style:font-weight-asian="bold" style:font-name-complex="Calibri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0pt" fo:font-weight="normal" officeooo:rsid="002b3593" officeooo:paragraph-rsid="002b3593" style:font-size-asian="10pt" style:font-weight-asian="normal" style:font-name-complex="Calibri" style:font-size-complex="10pt" style:font-weight-complex="normal"/>
    </style:style>
    <style:style style:name="P26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9" style:family="paragraph" style:parent-style-name="Table_20_Contents">
      <style:text-properties style:font-name="Calibri" fo:font-size="12pt" style:font-size-asian="10.5pt" style:font-size-complex="12pt"/>
    </style:style>
    <style:style style:name="P30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3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32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33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134018" officeooo:paragraph-rsid="002b3593" style:font-size-asian="10.5pt" style:font-size-complex="12pt"/>
    </style:style>
    <style:style style:name="P34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46cc8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34f943" style:font-size-asian="10pt" style:font-style-asian="normal" style:font-weight-asian="bold" style:font-name-complex="Calibri" style:font-size-complex="10pt" style:font-style-complex="normal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officeooo:rsid="00285925" style:font-name-complex="Calibri"/>
    </style:style>
    <style:style style:name="T6" style:family="text">
      <style:text-properties style:font-name="Calibri" fo:font-style="normal" style:font-style-asian="normal" style:font-name-complex="Calibri" style:font-style-complex="normal"/>
    </style:style>
    <style:style style:name="T7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9" style:family="text">
      <style:text-properties officeooo:rsid="000febf9"/>
    </style:style>
    <style:style style:name="T10" style:family="text">
      <style:text-properties style:font-name-complex="Calibri"/>
    </style:style>
    <style:style style:name="T11" style:family="text">
      <style:text-properties officeooo:rsid="000febf9" style:font-name-complex="Calibri"/>
    </style:style>
    <style:style style:name="T12" style:family="text">
      <style:text-properties officeooo:rsid="0012ac88" style:font-name-complex="Calibri"/>
    </style:style>
    <style:style style:name="T13" style:family="text">
      <style:text-properties officeooo:rsid="000f949f" style:font-name-complex="Calibri"/>
    </style:style>
    <style:style style:name="T14" style:family="text">
      <style:text-properties fo:font-style="normal" style:font-style-asian="normal" style:font-name-complex="Calibri" style:font-style-complex="normal"/>
    </style:style>
    <style:style style:name="T15" style:family="text">
      <style:text-properties fo:font-style="normal" officeooo:rsid="000febf9" style:font-style-asian="normal" style:font-name-complex="Calibri" style:font-style-complex="normal"/>
    </style:style>
    <style:style style:name="T16" style:family="text">
      <style:text-properties fo:font-style="normal" officeooo:rsid="0010bf60" style:font-style-asian="normal" style:font-name-complex="Calibri" style:font-style-complex="normal"/>
    </style:style>
    <style:style style:name="T17" style:family="text">
      <style:text-properties fo:font-style="normal" officeooo:rsid="0012ac88" style:font-style-asian="normal" style:font-name-complex="Calibri" style:font-style-complex="normal"/>
    </style:style>
    <style:style style:name="T18" style:family="text">
      <style:text-properties fo:font-style="italic" style:font-style-asian="italic" style:font-name-complex="Calibri" style:font-style-complex="italic"/>
    </style:style>
    <style:style style:name="T19" style:family="text">
      <style:text-properties fo:font-style="italic" officeooo:rsid="000f949f" style:font-style-asian="italic" style:font-name-complex="Calibri" style:font-style-complex="italic"/>
    </style:style>
    <style:style style:name="T20" style:family="text">
      <style:text-properties officeooo:rsid="00148a58"/>
    </style:style>
    <style:style style:name="T21" style:family="text">
      <style:text-properties officeooo:rsid="0016622d"/>
    </style:style>
    <style:style style:name="T22" style:family="text">
      <style:text-properties officeooo:rsid="0019a940"/>
    </style:style>
    <style:style style:name="T23" style:family="text">
      <style:text-properties officeooo:rsid="001e0af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2a17" style:font-weight-asian="bold" style:font-weight-complex="bold"/>
    </style:style>
    <style:style style:name="T26" style:family="text">
      <style:text-properties fo:font-weight="bold" officeooo:rsid="0019a940" style:font-weight-asian="bold" style:font-weight-complex="bold"/>
    </style:style>
    <style:style style:name="T27" style:family="text">
      <style:text-properties fo:font-weight="bold" officeooo:rsid="001f7b39" style:font-weight-asian="bold" style:font-weight-complex="bold"/>
    </style:style>
    <style:style style:name="T28" style:family="text">
      <style:text-properties fo:font-weight="bold" officeooo:rsid="00246cc8" style:font-weight-asian="bold" style:font-weight-complex="bold"/>
    </style:style>
    <style:style style:name="T29" style:family="text">
      <style:text-properties fo:font-weight="bold" officeooo:rsid="000febf9" style:font-weight-asian="bold" style:font-weight-complex="bold"/>
    </style:style>
    <style:style style:name="T30" style:family="text">
      <style:text-properties fo:font-weight="bold" officeooo:rsid="0028a0ab" style:font-weight-asian="bold" style:font-weight-complex="bold"/>
    </style:style>
    <style:style style:name="T31" style:family="text">
      <style:text-properties fo:font-weight="bold" officeooo:rsid="0029bb6e" style:font-weight-asian="bold" style:font-weight-complex="bold"/>
    </style:style>
    <style:style style:name="T32" style:family="text">
      <style:text-properties fo:font-weight="bold" officeooo:rsid="002b3593" style:font-weight-asian="bold" style:font-weight-complex="bold"/>
    </style:style>
    <style:style style:name="T33" style:family="text">
      <style:text-properties fo:font-weight="bold" officeooo:rsid="002cf9fc" style:font-weight-asian="bold" style:font-weight-complex="bold"/>
    </style:style>
    <style:style style:name="T34" style:family="text">
      <style:text-properties fo:font-weight="bold" officeooo:rsid="0032891a" style:font-weight-asian="bold" style:font-weight-complex="bold"/>
    </style:style>
    <style:style style:name="T35" style:family="text">
      <style:text-properties fo:font-weight="bold" officeooo:rsid="0034671e" style:font-weight-asian="bold" style:font-weight-complex="bold"/>
    </style:style>
    <style:style style:name="T36" style:family="text">
      <style:text-properties officeooo:rsid="0022304c"/>
    </style:style>
    <style:style style:name="T37" style:family="text">
      <style:text-properties officeooo:rsid="00246cc8"/>
    </style:style>
    <style:style style:name="T38" style:family="text">
      <style:text-properties officeooo:rsid="0028a0ab"/>
    </style:style>
    <style:style style:name="T39" style:family="text">
      <style:text-properties officeooo:rsid="0029bb6e"/>
    </style:style>
    <style:style style:name="T40" style:family="text">
      <style:text-properties officeooo:rsid="002cf9fc"/>
    </style:style>
    <style:style style:name="T41" style:family="text">
      <style:text-properties officeooo:rsid="002d1b78"/>
    </style:style>
    <style:style style:name="T42" style:family="text">
      <style:text-properties officeooo:rsid="0034f943"/>
    </style:style>
    <style:style style:name="T43" style:family="text">
      <style:text-properties style:font-name="Calibri" fo:font-size="8pt" style:font-size-asian="8pt" style:font-size-complex="8pt"/>
    </style:style>
    <style:style style:name="T44" style:family="text">
      <style:text-properties fo:color="#0000ff" style:font-name="Calibri" fo:font-size="8pt" style:font-size-asian="8pt" style:font-size-complex="8pt"/>
    </style: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draw:text-style-name="P41" svg:width="6.9598in" svg:height="0.4276in" svg:x="-0.0055in" svg:y="-0.0618in"><text:p text:style-name="P40"><text:span text:style-name="T43">404-545-5437 | mz.liu0@gmail.com</text:span></text:p><text:p text:style-name="P40"><text:span text:style-name="T44">pages.ramapo.edu/~mliu2</text:span></text:p><text:p text:style-name="P40"><text:span text:style-name="T44">linkedin.com/in/ming-liu-8443ab56 | github.com/mliu2</text:span></text:p><draw:enhanced-geometry svg:viewBox="0 0 21600 21600" draw:type="rectangle" draw:enhanced-path="M 0 0 L 21600 0 21600 21600 0 21600 0 0 Z N"/></draw:custom-shape><text:s text:c="2"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SUMMARY OF SKILLS</text:p>
          </table:table-cell>
          <table:table-cell table:style-name="Table1.A1" office:value-type="string">
            <text:p text:style-name="P24">Programming knowledge in <text:span text:style-name="T24">C</text:span>, <text:span text:style-name="T25">C#</text:span>, <text:span text:style-name="T24">C++</text:span>, <text:span text:style-name="T24">Java</text:span>, <text:span text:style-name="T24">Python</text:span>, <text:span text:style-name="T24">Perl</text:span>, <text:span text:style-name="T24">SQL</text:span>, <text:span text:style-name="T26">MongoDB</text:span><text:span text:style-name="T22">,</text:span> <text:span text:style-name="T24">HTML</text:span>, <text:span text:style-name="T24">JavaScript</text:span>, <text:span text:style-name="T24">LISP</text:span>,</text:p>
            <text:p text:style-name="P34"><text:span text:style-name="T24">Prolog</text:span>, <text:span text:style-name="T32">PHP </text:span><text:span text:style-name="T36">and </text:span><text:span text:style-name="T27">R</text:span></text:p>
            <text:p text:style-name="P23">Experienced in working with <text:span text:style-name="T24">Rosetta</text:span> <text:span text:style-name="T21">protein</text:span> modeling suite</text:p>
            <text:p text:style-name="P25">Experienced in working in <text:span text:style-name="T24">GxP</text:span>,<text:span text:style-name="T24"> </text:span>and<text:span text:style-name="T24"> FDA regulated </text:span>environments</text:p>
            <text:p text:style-name="P23">Experienced in working with <text:span text:style-name="T24">Git, </text:span><text:span text:style-name="T33">SVN,</text:span> and <text:span text:style-name="T24">Mercurial</text:span> version control systems</text:p>
            <text:p text:style-name="P23">Experienced in working in <text:span text:style-name="T24">Windows</text:span> and <text:span text:style-name="T24">Unix</text:span> environments</text:p>
            <text:p text:style-name="P16">Effective presenter, communicator, <text:span text:style-name="T23">writer</text:span>, and public speaker</text:p>
            <text:p text:style-name="P17">Efficient at coordinating across multiple groups for requirements</text:p>
            <text:p text:style-name="P17">Strong independent and autodidactic worker</text:p>
          </table:table-cell>
        </table:table-row>
        <table:table-row>
          <table:table-cell table:style-name="Table1.A1" office:value-type="string">
            <text:p text:style-name="P30">E<text:span text:style-name="T9">DUCATION</text:span></text:p>
          </table:table-cell>
          <table:table-cell table:style-name="Table1.A1" office:value-type="string">
            <text:p text:style-name="P5">Ramapo College of New Jersey – Mahwah, NJ</text:p>
            <text:p text:style-name="P3"><text:span text:style-name="T10">Bachelor of Science: Bioinformatics, </text:span><text:span text:style-name="T13">May 2016, </text:span><text:span text:style-name="T19">Magna cum laude</text:span></text:p>
            <text:p text:style-name="P4"><text:span text:style-name="T10">Bachelor of Science: Computer Science, May 2016, </text:span><text:span text:style-name="T18">Magna cum laude</text:span></text:p>
          </table:table-cell>
        </table:table-row>
        <table:table-row>
          <table:table-cell table:style-name="Table1.A1" office:value-type="string">
            <text:p text:style-name="P33"><text:span text:style-name="T20">WORK</text:span> EXPERIENCE</text:p>
          </table:table-cell>
          <table:table-cell table:style-name="Table1.A1" office:value-type="string">
            <text:p text:style-name="P6">Pfizer Inc. - Pearl River, NY</text:p>
            <text:p text:style-name="P39"><text:span text:style-name="T42">Senior </text:span>System Analyst, Research Informatics, <text:span text:style-name="T42">Dec</text:span>. 201<text:span text:style-name="T42">8</text:span>– <text:span text:style-name="T42">Current</text:span></text:p>
            <text:p text:style-name="P21">System Analyst, Research Informatics, Jan. 2017 – <text:span text:style-name="T42">Dec 2018</text:span></text:p>
            <text:p text:style-name="P18">Support Vaccines R&amp;D laboratories by through developing, supporting, and validating applications</text:p>
            <text:p text:style-name="P18"><text:s/>- Develop and design systems to manage, analyze, and report laboratory data in our</text:p>
            <text:p text:style-name="P36">Laboratory Information Management System (LIMS)</text:p>
            <text:p text:style-name="P18"><text:s/>- Create and provide ad hoc reports in Oracle Database using <text:span text:style-name="T24">SQL</text:span></text:p>
            <text:p text:style-name="P18"><text:s/>- <text:span text:style-name="T40">Perform benchmarks on system performance and follow up to optimize problematic processes</text:span></text:p>
            <text:p text:style-name="P19"><text:s/>- Design and create tools to visualize <text:span text:style-name="T40">and prioritize</text:span> the Research Informatics support ticket queue</text:p>
            <text:p text:style-name="P37">using <text:span text:style-name="T24">Java </text:span>and <text:span text:style-name="T24">Java</text:span><text:span text:style-name="T35">S</text:span><text:span text:style-name="T24">cript</text:span>, with rapid prototyping using <text:span text:style-name="T24">PHP</text:span></text:p>
            <text:p text:style-name="P38"><text:span text:style-name="T24"><text:s/>- </text:span><text:span text:style-name="T40">Coordinating multiple laboratory groups to gather requirements for new assay systems</text:span></text:p>
            <text:p text:style-name="P38"><text:s/>- <text:span text:style-name="T40">Provide end user support for clients using Research Informatics systems</text:span></text:p>
            <text:p text:style-name="P38"><text:s/>- <text:span text:style-name="T41">Validate and document newly deployed/changed/upgraded systems and environments</text:span></text:p>
          </table:table-cell>
        </table:table-row>
        <table:table-row>
          <table:table-cell table:style-name="Table1.A1" office:value-type="string">
            <text:p text:style-name="P32">RESEARCH EXPERIENCE</text:p>
          </table:table-cell>
          <table:table-cell table:style-name="Table1.A1" office:value-type="string">
            <text:p text:style-name="P2">A Bioinformatic Approach to Investigate a Relationship between Cis-Regulatory U-Rich and G-quadruplex Motifs Involved in Mammalian Polyadenylation</text:p>
            <text:p text:style-name="P28"><text:span text:style-name="T6">School of Theoretical and </text:span><text:span text:style-name="T7">Applied Sciences – </text:span><text:span text:style-name="T8">Ramapo College of New Jersey</text:span></text:p>
            <text:p text:style-name="P27"><text:span text:style-name="T3">U</text:span><text:span text:style-name="T2">ndergraduate Researcher, Jan. 2014 – </text:span><text:span text:style-name="T4">J</text:span><text:span text:style-name="T5">uly</text:span><text:span text:style-name="T4"> 2016</text:span></text:p>
            <text:p text:style-name="P9">Developed genome-wide analysis tools using <text:span text:style-name="T24">Java</text:span>, <text:span text:style-name="T29">JavaScript</text:span>, <text:span text:style-name="T29">C++</text:span>, <text:span text:style-name="T9">and</text:span> <text:span text:style-name="T24">Python</text:span></text:p>
            <text:p text:style-name="P9"><text:span text:style-name="T24"><text:s/>- </text:span><text:span text:style-name="T38">Web service with a </text:span><text:span text:style-name="T30">C++</text:span><text:span text:style-name="T38"> backend and </text:span><text:span text:style-name="T30">Python</text:span><text:span text:style-name="T38"> database access, on a</text:span><text:span text:style-name="T30"> Node.js</text:span><text:span text:style-name="T38"> webserver</text:span></text:p>
            <text:p text:style-name="P8"><text:s/>- Performed <text:span text:style-name="T37">programmatic </text:span>alignments of sequence data <text:span text:style-name="T38">using Needleman-Wunsch algorithm</text:span></text:p>
            <text:p text:style-name="P8"><text:s/>- Extracted and stored nucleic acid sequence data and annotations using <text:span text:style-name="T28">MongoDB</text:span></text:p>
            <text:p text:style-name="P10"><text:s/>- Presented research project at Student Research Symposium, MACUB conference, <text:span text:style-name="T37">and RNA</text:span></text:p>
            <text:p text:style-name="P35">Conference 2016</text:p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">Marburg Virus Antibody Modeling using Comparative Modeling</text:p>
            <text:p text:style-name="P7"><text:span text:style-name="T14">Center for Structural Biology – </text:span><text:span text:style-name="T15">Vanderbilt University</text:span><text:span text:style-name="T17"> </text:span><text:span text:style-name="T16">&amp; </text:span><text:span text:style-name="T15">RosettaCommons</text:span></text:p>
            <text:p text:style-name="P22"><text:span text:style-name="T11">D</text:span><text:span text:style-name="T10">eveloper of Rosetta, </text:span><text:span text:style-name="T12">powerful</text:span><text:span text:style-name="T10"> </text:span><text:span text:style-name="T12">macromolecule</text:span><text:span text:style-name="T10"> </text:span><text:span text:style-name="T12">structure</text:span><text:span text:style-name="T10"> prediction </text:span><text:span text:style-name="T12">and design </text:span><text:span text:style-name="T10">software</text:span></text:p>
            <text:p text:style-name="P20">Research Intern, <text:span text:style-name="T10">May. 2015 – Aug. 2015</text:span></text:p>
            <text:p text:style-name="P8">NSF funded research internship through RosettaCommons</text:p>
            <text:p text:style-name="P15"><text:s/>- Trained to understand Rosetta protein modeling suite and develop algorithms for protein folding</text:p>
            <text:p text:style-name="P11"><text:s/>- Developed a protocol <text:span text:style-name="T38">for efficient large scale comparative modeling of antibodies</text:span></text:p>
            <text:p text:style-name="P11"><text:span text:style-name="T28"><text:s/>- </text:span><text:span text:style-name="T39">Accesses underlying Rosetta </text:span><text:span text:style-name="T30">C++</text:span><text:span text:style-name="T38">functions for modeling, </text:span><text:span text:style-name="T30">XML </text:span><text:span text:style-name="T39">for input of user parameters</text:span></text:p>
            <text:p text:style-name="P13"><text:span text:style-name="T30"><text:s/></text:span><text:span text:style-name="T38">-</text:span><text:span text:style-name="T30"> </text:span><text:span text:style-name="T38">Integration with PyMOL using </text:span><text:span text:style-name="T30">Python</text:span></text:p>
            <text:p text:style-name="P13"><text:span text:style-name="T30"><text:s/>-</text:span><text:span text:style-name="T38"> </text:span><text:span text:style-name="T34">I</text:span><text:span text:style-name="T38">ncreased automation using </text:span><text:span text:style-name="T31">Perl</text:span><text:span text:style-name="T39"> and </text:span><text:span text:style-name="T31">Bash </text:span><text:span text:style-name="T39">scripts</text:span></text:p>
            <text:p text:style-name="P12"><text:s/>- Benchmarked the efficacy of comparative modeling techniques </text:p>
            <text:p text:style-name="P14"><text:s/>- Presented Research at RosettaC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19-03-18T17:45:00.678000000</dc:date>
    <meta:editing-duration>PT2H9M15S</meta:editing-duration>
    <meta:editing-cycles>38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51" meta:word-count="441" meta:character-count="3158" meta:non-whitespace-character-count="2741"/>
  </office:meta>
</office:document-meta>
</file>